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Site title: Lyza the Sheepdog</text:h>
      <text:h text:style-name="Heading2" text:outline-level="2">Target audience: Readers of and people who are interested in the Lyza the Sheepdog series</text:h>
      <text:h text:style-name="Heading2" text:outline-level="2">Description</text:h>
      <text:p text:style-name="Normal">Lyza the Sheepdog is a series of two short stories of Lyza travelling back in time and asking characters of popular Bible stories about what's happening and telling what they think is happening from their perspective.</text:p>
      <text:h text:style-name="Heading1" text:outline-level="1">The actual sitemap</text:h>
      <text:p text:style-name="Normal">Home</text:p>
      <text:p text:style-name="Normal">About</text:p>
      <text:p text:style-name="Normal">Books</text:p>
      <text:p text:style-name="Normal">|-Lyza the Sheepdog 1: The Birth of Jesus</text:p>
      <text:p text:style-name="Normal">|-Lyza the Sheepdog 2: Noah’s A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dent</meta:initial-creator>
    <dc:creator>student</dc:creator>
    <meta:creation-date>2021-11-17T19:07:00Z</meta:creation-date>
    <dc:date>2021-11-17T19:10:00Z</dc:date>
    <meta:template xlink:href="Normal.dotm" xlink:type="simple"/>
    <meta:editing-cycles>1</meta:editing-cycles>
    <meta:editing-duration>PT180S</meta:editing-duration>
    <meta:document-statistic meta:page-count="1" meta:paragraph-count="1" meta:word-count="68" meta:character-count="461" meta:row-count="3" meta:non-whitespace-character-count="394"/>
  </office:meta>
</office:document-meta>
</file>